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3">
      <style:text-properties officeooo:rsid="000f33e6" officeooo:paragraph-rsid="000f33e6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rsid="000dc243" officeooo:paragraph-rsid="000dc243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0dc243" officeooo:paragraph-rsid="000f33e6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rsid="000dc243" officeooo:paragraph-rsid="000dc243"/>
    </style:style>
    <style:style style:name="T1" style:family="text">
      <style:text-properties officeooo:rsid="000f33e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76257323" text:style-name="L1">
        <text:list-item>
          <text:p text:style-name="P3">Was fällt Dir an den folgenden Diagrammen von FoxNews auf?</text:p>
          <text:p text:style-name="P6">Das Werte der Y-Wert bei der 1. Abbildung komplett fehlt und bei der 2. Abbildung es auf der Falschen Seite stehen die Werte. <text:span text:style-name="T1">Und Bei Abbildung 2 das auf der X-Achse die Werte von groß nach klein <text:s/>geordnet wurden. </text:span></text:p>
          <text:p text:style-name="P5"/>
        </text:list-item>
      </text:list>
      <text:list xml:id="list317200915" text:style-name="L2">
        <text:list-item>
          <text:p text:style-name="P4">Was würdest Du anders machen?</text:p>
          <text:p text:style-name="P7">Oben genanntes würde ich anders machen.</text:p>
          <text:p text:style-name="P7"/>
        </text:list-item>
      </text:list>
      <text:list xml:id="list108836063" text:style-name="L3">
        <text:list-item>
          <text:p text:style-name="P1">Welche Botschaft wollten die “Designer” vermutlich vermitteln? Passt die Botschaft mit den Daten zusammen?</text:p>
          <text:p text:style-name="P2">Wahrscheinlich wollte er/sie Vermitteln das die Werte besser sind als sie tatsächlich sind, oder er wollte zeigen was er/sie kann und ist dabei gescheider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4:40:58.418530230</meta:creation-date>
    <dc:date>2022-03-28T15:11:28.559707063</dc:date>
    <meta:editing-duration>PT10S</meta:editing-duration>
    <meta:editing-cycles>1</meta:editing-cycles>
    <meta:document-statistic meta:table-count="0" meta:image-count="0" meta:object-count="0" meta:page-count="1" meta:paragraph-count="8" meta:word-count="106" meta:character-count="610" meta:non-whitespace-character-count="516"/>
    <meta:generator>LibreOffice/6.4.7.2$Linux_X86_64 LibreOffice_project/40$Build-2</meta:generator>
  </office:meta>
</office:document-meta>
</file>